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91a" officeooo:paragraph-rsid="0011191a"/>
    </style:style>
    <style:style style:name="T1" style:family="text">
      <style:text-properties officeooo:rsid="000e9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i j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4:25:26.184922408</meta:creation-date>
    <dc:date>2017-01-19T15:30:35.774052643</dc:date>
    <meta:editing-duration>PT1M23S</meta:editing-duration>
    <meta:editing-cycles>3</meta:editing-cycles>
    <meta:generator>LibreOffice/5.1.4.2$Linux_x86 LibreOffice_project/10m0$Build-2</meta:generator>
    <meta:document-statistic meta:table-count="0" meta:image-count="0" meta:object-count="0" meta:page-count="1" meta:paragraph-count="1" meta:word-count="2" meta:character-count="6" meta:non-whitespace-character-count="5"/>
  </office:meta>
</office:document-meta>
</file>